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8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path" table:style-name="ta1">
        <table:shapes>
          <draw:frame draw:z-index="0" draw:style-name="gr1" draw:text-style-name="P1" svg:width="592.72pt" svg:height="382.48pt" svg:x="463.63pt" svg:y="134.02pt">
            <loext:p draw:notify-on-update-of-ranges="OEMMA_path.A3:OEMMA_path.A22 OEMMA_path.B2:OEMMA_path.B2 OEMMA_path.B3:OEMMA_path.B22 OEMMA_path.A3:OEMMA_path.A22 OEMMA_path.C2:OEMMA_path.C2 OEMMA_path.C3:OEMMA_path.C22 OEMMA_path.A3:OEMMA_path.A22 OEMMA_path.D2:OEMMA_path.D2 OEMMA_path.D3:OEMMA_path.D22 OEMMA_path.A3:OEMMA_path.A22 OEMMA_path.E2:OEMMA_path.E2 OEMMA_path.E3:OEMMA_path.E22 OEMMA_path.A3:OEMMA_path.A22 OEMMA_path.F2:OEMMA_path.F2 OEMMA_path.F3:OEMMA_path.F22 OEMMA_path.A3:OEMMA_path.A22 OEMMA_path.G2:OEMMA_path.G2 OEMMA_path.G3:OEMMA_path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/home/kyle/Documents/msViz/compari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</table:table-row>
        <table:table-row table:style-name="ro1">
          <table:table-cell office:value-type="float" office:value="120252423" calcext:value-type="float">
            <text:p>120252423</text:p>
          </table:table-cell>
          <table:table-cell office:value-type="float" office:value="211.732953252038" calcext:value-type="float">
            <text:p>211.732953252</text:p>
          </table:table-cell>
          <table:table-cell office:value-type="float" office:value="365.368536769995" calcext:value-type="float">
            <text:p>365.36853677</text:p>
          </table:table-cell>
          <table:table-cell office:value-type="float" office:value="45.6190267359198" calcext:value-type="float">
            <text:p>45.6190267359</text:p>
          </table:table-cell>
          <table:table-cell office:value-type="float" office:value="190.752" calcext:value-type="float">
            <text:p>190.752</text:p>
          </table:table-cell>
          <table:table-cell office:value-type="float" office:value="23.24" calcext:value-type="float">
            <text:p>23.24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48713669" calcext:value-type="float">
            <text:p>48713669</text:p>
          </table:table-cell>
          <table:table-cell office:value-type="float" office:value="209.479139852992" calcext:value-type="float">
            <text:p>209.479139853</text:p>
          </table:table-cell>
          <table:table-cell office:value-type="float" office:value="360.820531310048" calcext:value-type="float">
            <text:p>360.82053131</text:p>
          </table:table-cell>
          <table:table-cell office:value-type="float" office:value="45.3029454169009" calcext:value-type="float">
            <text:p>45.3029454169</text:p>
          </table:table-cell>
          <table:table-cell office:value-type="float" office:value="86.885" calcext:value-type="float">
            <text:p>86.885</text:p>
          </table:table-cell>
          <table:table-cell office:value-type="float" office:value="11.875" calcext:value-type="float">
            <text:p>11.875</text:p>
          </table:table-cell>
          <table:table-cell office:value-type="float" office:value="3.406" calcext:value-type="float">
            <text:p>3.406</text:p>
          </table:table-cell>
        </table:table-row>
        <table:table-row table:style-name="ro1">
          <table:table-cell office:value-type="float" office:value="144974246" calcext:value-type="float">
            <text:p>144974246</text:p>
          </table:table-cell>
          <table:table-cell office:value-type="float" office:value="211.304558186981" calcext:value-type="float">
            <text:p>211.304558187</text:p>
          </table:table-cell>
          <table:table-cell office:value-type="float" office:value="363.093267856981" calcext:value-type="float">
            <text:p>363.093267857</text:p>
          </table:table-cell>
          <table:table-cell office:value-type="float" office:value="43.2742174100422" calcext:value-type="float">
            <text:p>43.27421741</text:p>
          </table:table-cell>
          <table:table-cell office:value-type="float" office:value="243.717" calcext:value-type="float">
            <text:p>243.717</text:p>
          </table:table-cell>
          <table:table-cell office:value-type="float" office:value="29.056" calcext:value-type="float">
            <text:p>29.056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51907047" calcext:value-type="float">
            <text:p>51907047</text:p>
          </table:table-cell>
          <table:table-cell office:value-type="float" office:value="213.71781864592" calcext:value-type="float">
            <text:p>213.7178186459</text:p>
          </table:table-cell>
          <table:table-cell office:value-type="float" office:value="366.351890809034" calcext:value-type="float">
            <text:p>366.351890809</text:p>
          </table:table-cell>
          <table:table-cell office:value-type="float" office:value="45.5106264459755" calcext:value-type="float">
            <text:p>45.510626446</text:p>
          </table:table-cell>
          <table:table-cell office:value-type="float" office:value="94.362" calcext:value-type="float">
            <text:p>94.362</text:p>
          </table:table-cell>
          <table:table-cell office:value-type="float" office:value="11.761" calcext:value-type="float">
            <text:p>11.761</text:p>
          </table:table-cell>
          <table:table-cell office:value-type="float" office:value="3.971" calcext:value-type="float">
            <text:p>3.971</text:p>
          </table:table-cell>
        </table:table-row>
        <table:table-row table:style-name="ro1">
          <table:table-cell office:value-type="float" office:value="347176575" calcext:value-type="float">
            <text:p>347176575</text:p>
          </table:table-cell>
          <table:table-cell office:value-type="float" office:value="215.614059707979" calcext:value-type="float">
            <text:p>215.614059708</text:p>
          </table:table-cell>
          <table:table-cell office:value-type="float" office:value="371.060336263166" calcext:value-type="float">
            <text:p>371.0603362632</text:p>
          </table:table-cell>
          <table:table-cell office:value-type="float" office:value="46.917307337033" calcext:value-type="float">
            <text:p>46.917307337</text:p>
          </table:table-cell>
          <table:table-cell office:value-type="float" office:value="577.039" calcext:value-type="float">
            <text:p>577.039</text:p>
          </table:table-cell>
          <table:table-cell office:value-type="float" office:value="74.949" calcext:value-type="float">
            <text:p>74.949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float" office:value="159489439" calcext:value-type="float">
            <text:p>159489439</text:p>
          </table:table-cell>
          <table:table-cell office:value-type="float" office:value="208.512188962035" calcext:value-type="float">
            <text:p>208.512188962</text:p>
          </table:table-cell>
          <table:table-cell office:value-type="float" office:value="361.680031196971" calcext:value-type="float">
            <text:p>361.680031197</text:p>
          </table:table-cell>
          <table:table-cell office:value-type="float" office:value="44.0713471319905" calcext:value-type="float">
            <text:p>44.071347132</text:p>
          </table:table-cell>
          <table:table-cell office:value-type="float" office:value="237.801" calcext:value-type="float">
            <text:p>237.801</text:p>
          </table:table-cell>
          <table:table-cell office:value-type="float" office:value="33.851" calcext:value-type="float">
            <text:p>33.851</text:p>
          </table:table-cell>
          <table:table-cell office:value-type="float" office:value="1.889" calcext:value-type="float">
            <text:p>1.889</text:p>
          </table:table-cell>
        </table:table-row>
        <table:table-row table:style-name="ro1">
          <table:table-cell office:value-type="float" office:value="262695170" calcext:value-type="float">
            <text:p>262695170</text:p>
          </table:table-cell>
          <table:table-cell office:value-type="float" office:value="217.717112361002" calcext:value-type="float">
            <text:p>217.717112361</text:p>
          </table:table-cell>
          <table:table-cell office:value-type="float" office:value="370.603138253966" calcext:value-type="float">
            <text:p>370.603138254</text:p>
          </table:table-cell>
          <table:table-cell office:value-type="float" office:value="49.8348299609934" calcext:value-type="float">
            <text:p>49.834829961</text:p>
          </table:table-cell>
          <table:table-cell office:value-type="float" office:value="443.322" calcext:value-type="float">
            <text:p>443.322</text:p>
          </table:table-cell>
          <table:table-cell office:value-type="float" office:value="66.74" calcext:value-type="float">
            <text:p>66.7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142376491" calcext:value-type="float">
            <text:p>142376491</text:p>
          </table:table-cell>
          <table:table-cell office:value-type="float" office:value="231.069229725035" calcext:value-type="float">
            <text:p>231.069229725</text:p>
          </table:table-cell>
          <table:table-cell office:value-type="float" office:value="384.27025520608" calcext:value-type="float">
            <text:p>384.2702552061</text:p>
          </table:table-cell>
          <table:table-cell office:value-type="float" office:value="57.186864397052" calcext:value-type="float">
            <text:p>57.1868643971</text:p>
          </table:table-cell>
          <table:table-cell office:value-type="float" office:value="238.012" calcext:value-type="float">
            <text:p>238.012</text:p>
          </table:table-cell>
          <table:table-cell office:value-type="float" office:value="33.754" calcext:value-type="float">
            <text:p>33.754</text:p>
          </table:table-cell>
          <table:table-cell office:value-type="float" office:value="2.981" calcext:value-type="float">
            <text:p>2.981</text:p>
          </table:table-cell>
        </table:table-row>
        <table:table-row table:style-name="ro1">
          <table:table-cell office:value-type="float" office:value="99910501" calcext:value-type="float">
            <text:p>99910501</text:p>
          </table:table-cell>
          <table:table-cell office:value-type="float" office:value="211.761468508019" calcext:value-type="float">
            <text:p>211.761468508</text:p>
          </table:table-cell>
          <table:table-cell office:value-type="float" office:value="367.189978470036" calcext:value-type="float">
            <text:p>367.18997847</text:p>
          </table:table-cell>
          <table:table-cell office:value-type="float" office:value="45.595740246994" calcext:value-type="float">
            <text:p>45.595740247</text:p>
          </table:table-cell>
          <table:table-cell office:value-type="float" office:value="168.607" calcext:value-type="float">
            <text:p>168.607</text:p>
          </table:table-cell>
          <table:table-cell office:value-type="float" office:value="18.177" calcext:value-type="float">
            <text:p>18.177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69017550" calcext:value-type="float">
            <text:p>69017550</text:p>
          </table:table-cell>
          <table:table-cell office:value-type="float" office:value="204.255556360004" calcext:value-type="float">
            <text:p>204.25555636</text:p>
          </table:table-cell>
          <table:table-cell office:value-type="float" office:value="356.761521735025" calcext:value-type="float">
            <text:p>356.761521735</text:p>
          </table:table-cell>
          <table:table-cell office:value-type="float" office:value="41.9448609100364" calcext:value-type="float">
            <text:p>41.94486091</text:p>
          </table:table-cell>
          <table:table-cell office:value-type="float" office:value="107.351" calcext:value-type="float">
            <text:p>107.351</text:p>
          </table:table-cell>
          <table:table-cell office:value-type="float" office:value="13.323" calcext:value-type="float">
            <text:p>13.323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float" office:value="26218820" calcext:value-type="float">
            <text:p>26218820</text:p>
          </table:table-cell>
          <table:table-cell office:value-type="float" office:value="201.720135538009" calcext:value-type="float">
            <text:p>201.720135538</text:p>
          </table:table-cell>
          <table:table-cell office:value-type="float" office:value="352.102601464037" calcext:value-type="float">
            <text:p>352.102601464</text:p>
          </table:table-cell>
          <table:table-cell office:value-type="float" office:value="40.2410513419891" calcext:value-type="float">
            <text:p>40.241051342</text:p>
          </table:table-cell>
          <table:table-cell office:value-type="float" office:value="51.636" calcext:value-type="float">
            <text:p>51.636</text:p>
          </table:table-cell>
          <table:table-cell office:value-type="float" office:value="5.548" calcext:value-type="float">
            <text:p>5.548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216726109" calcext:value-type="float">
            <text:p>216726109</text:p>
          </table:table-cell>
          <table:table-cell office:value-type="float" office:value="223.714919944934" calcext:value-type="float">
            <text:p>223.7149199449</text:p>
          </table:table-cell>
          <table:table-cell office:value-type="float" office:value="385.145930634084" calcext:value-type="float">
            <text:p>385.1459306341</text:p>
          </table:table-cell>
          <table:table-cell office:value-type="float" office:value="52.4050195649179" calcext:value-type="float">
            <text:p>52.4050195649</text:p>
          </table:table-cell>
          <table:table-cell office:value-type="float" office:value="366.64" calcext:value-type="float">
            <text:p>366.64</text:p>
          </table:table-cell>
          <table:table-cell office:value-type="float" office:value="46.987" calcext:value-type="float">
            <text:p>46.987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87070975" calcext:value-type="float">
            <text:p>87070975</text:p>
          </table:table-cell>
          <table:table-cell office:value-type="float" office:value="211.144640180995" calcext:value-type="float">
            <text:p>211.144640181</text:p>
          </table:table-cell>
          <table:table-cell office:value-type="float" office:value="365.339817696964" calcext:value-type="float">
            <text:p>365.339817697</text:p>
          </table:table-cell>
          <table:table-cell office:value-type="float" office:value="45.6206539290433" calcext:value-type="float">
            <text:p>45.620653929</text:p>
          </table:table-cell>
          <table:table-cell office:value-type="float" office:value="146.479" calcext:value-type="float">
            <text:p>146.479</text:p>
          </table:table-cell>
          <table:table-cell office:value-type="float" office:value="17.759" calcext:value-type="float">
            <text:p>17.759</text:p>
          </table:table-cell>
          <table:table-cell office:value-type="float" office:value="2.349" calcext:value-type="float">
            <text:p>2.349</text:p>
          </table:table-cell>
        </table:table-row>
        <table:table-row table:style-name="ro1">
          <table:table-cell office:value-type="float" office:value="641811633" calcext:value-type="float">
            <text:p>641811633</text:p>
          </table:table-cell>
          <table:table-cell office:value-type="float" office:value="286.895233814022" calcext:value-type="float">
            <text:p>286.895233814</text:p>
          </table:table-cell>
          <table:table-cell office:value-type="float" office:value="454.522264824103" calcext:value-type="float">
            <text:p>454.5222648241</text:p>
          </table:table-cell>
          <table:table-cell office:value-type="float" office:value="83.854534379876" calcext:value-type="float">
            <text:p>83.8545343799</text:p>
          </table:table-cell>
          <table:table-cell office:value-type="float" office:value="1166.436" calcext:value-type="float">
            <text:p>1166.436</text:p>
          </table:table-cell>
          <table:table-cell office:value-type="float" office:value="191.395" calcext:value-type="float">
            <text:p>191.39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88378282" calcext:value-type="float">
            <text:p>88378282</text:p>
          </table:table-cell>
          <table:table-cell office:value-type="float" office:value="205.047228548035" calcext:value-type="float">
            <text:p>205.047228548</text:p>
          </table:table-cell>
          <table:table-cell office:value-type="float" office:value="358.926636057062" calcext:value-type="float">
            <text:p>358.9266360571</text:p>
          </table:table-cell>
          <table:table-cell office:value-type="float" office:value="41.9780598030338" calcext:value-type="float">
            <text:p>41.978059803</text:p>
          </table:table-cell>
          <table:table-cell office:value-type="float" office:value="145.669" calcext:value-type="float">
            <text:p>145.669</text:p>
          </table:table-cell>
          <table:table-cell office:value-type="float" office:value="19.338" calcext:value-type="float">
            <text:p>19.338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 office:value-type="float" office:value="455500868" calcext:value-type="float">
            <text:p>455500868</text:p>
          </table:table-cell>
          <table:table-cell office:value-type="float" office:value="225.677057234949" calcext:value-type="float">
            <text:p>225.6770572349</text:p>
          </table:table-cell>
          <table:table-cell office:value-type="float" office:value="382.634490772922" calcext:value-type="float">
            <text:p>382.6344907729</text:p>
          </table:table-cell>
          <table:table-cell office:value-type="float" office:value="53.1663083179155" calcext:value-type="float">
            <text:p>53.1663083179</text:p>
          </table:table-cell>
          <table:table-cell office:value-type="float" office:value="799.38" calcext:value-type="float">
            <text:p>799.38</text:p>
          </table:table-cell>
          <table:table-cell office:value-type="float" office:value="86.974" calcext:value-type="float">
            <text:p>86.974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float" office:value="79680050" calcext:value-type="float">
            <text:p>79680050</text:p>
          </table:table-cell>
          <table:table-cell office:value-type="float" office:value="216.604500021" calcext:value-type="float">
            <text:p>216.604500021</text:p>
          </table:table-cell>
          <table:table-cell office:value-type="float" office:value="370.47140734001" calcext:value-type="float">
            <text:p>370.47140734</text:p>
          </table:table-cell>
          <table:table-cell office:value-type="float" office:value="47.5712369130488" calcext:value-type="float">
            <text:p>47.571236913</text:p>
          </table:table-cell>
          <table:table-cell office:value-type="float" office:value="127.919" calcext:value-type="float">
            <text:p>127.919</text:p>
          </table:table-cell>
          <table:table-cell office:value-type="float" office:value="14.442" calcext:value-type="float">
            <text:p>14.442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271590806" calcext:value-type="float">
            <text:p>271590806</text:p>
          </table:table-cell>
          <table:table-cell office:value-type="float" office:value="210.312684502918" calcext:value-type="float">
            <text:p>210.3126845029</text:p>
          </table:table-cell>
          <table:table-cell office:value-type="float" office:value="362.415527611069" calcext:value-type="float">
            <text:p>362.4155276111</text:p>
          </table:table-cell>
          <table:table-cell office:value-type="float" office:value="44.4245857080241" calcext:value-type="float">
            <text:p>44.424585708</text:p>
          </table:table-cell>
          <table:table-cell office:value-type="float" office:value="442.746" calcext:value-type="float">
            <text:p>442.746</text:p>
          </table:table-cell>
          <table:table-cell office:value-type="float" office:value="49.921" calcext:value-type="float">
            <text:p>49.921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41780878" calcext:value-type="float">
            <text:p>41780878</text:p>
          </table:table-cell>
          <table:table-cell office:value-type="float" office:value="215.146070145041" calcext:value-type="float">
            <text:p>215.146070145</text:p>
          </table:table-cell>
          <table:table-cell office:value-type="float" office:value="364.363602322032" calcext:value-type="float">
            <text:p>364.363602322</text:p>
          </table:table-cell>
          <table:table-cell office:value-type="float" office:value="46.9163946689077" calcext:value-type="float">
            <text:p>46.9163946689</text:p>
          </table:table-cell>
          <table:table-cell office:value-type="float" office:value="81.393" calcext:value-type="float">
            <text:p>81.393</text:p>
          </table:table-cell>
          <table:table-cell office:value-type="float" office:value="10.036" calcext:value-type="float">
            <text:p>10.036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3300952" calcext:value-type="float">
            <text:p>23300952</text:p>
          </table:table-cell>
          <table:table-cell office:value-type="float" office:value="208.411560499924" calcext:value-type="float">
            <text:p>208.4115604999</text:p>
          </table:table-cell>
          <table:table-cell office:value-type="float" office:value="358.871566239002" calcext:value-type="float">
            <text:p>358.871566239</text:p>
          </table:table-cell>
          <table:table-cell office:value-type="float" office:value="44.2815230839769" calcext:value-type="float">
            <text:p>44.281523084</text:p>
          </table:table-cell>
          <table:table-cell office:value-type="float" office:value="49.419" calcext:value-type="float">
            <text:p>49.419</text:p>
          </table:table-cell>
          <table:table-cell office:value-type="float" office:value="6.885" calcext:value-type="float">
            <text:p>6.885</text:p>
          </table:table-cell>
          <table:table-cell office:value-type="float" office:value="3.705" calcext:value-type="float">
            <text:p>3.70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OEMMA has 149665152 point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6:28:16.99297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16:28:19.738409389</dc:date>
    <meta:editing-duration>PT7M57S</meta:editing-duration>
    <meta:editing-cycles>2</meta:editing-cycles>
    <meta:generator>LibreOffice/5.1.4.2$Linux_X86_64 LibreOffice_project/10m0$Build-2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911cm" svg:height="13.494cm" xlink:href=".." xlink:type="simple" chart:class="chart:scatter" chart:style-name="ch1">
        <chart:title svg:x="8.599cm" svg:y="0.405cm" chart:style-name="ch2">
          <text:p>Path Query Times</text:p>
        </chart:title>
        <chart:legend chart:legend-position="end" svg:x="17.695cm" svg:y="5.203cm" style:legend-expansion="high" chart:style-name="ch3"/>
        <chart:plot-area chart:style-name="ch4" table:cell-range-address="OEMMA_path.A3:OEMMA_path.G22 OEMMA_path.B2:OEMMA_path.G2" chart:data-source-has-labels="row" svg:x="1.429cm" svg:y="1.453cm" svg:width="15.848cm" svg:height="10.791cm">
          <chartooo:coordinate-region svg:x="2.236cm" svg:y="1.652cm" svg:width="14.206cm" svg:height="9.945cm"/>
          <chart:axis chart:dimension="x" chart:name="primary-x" chart:style-name="ch5">
            <chart:title svg:x="7.139cm" svg:y="12.513cm" chart:style-name="ch6">
              <text:p>Total Number of Points in Path</text:p>
            </chart:title>
          </chart:axis>
          <chart:axis chart:dimension="y" chart:name="primary-y" chart:style-name="ch7">
            <chart:title svg:x="0.451cm" svg:y="8.744cm" chart:style-name="ch8">
              <text:p>Path Query Exec. Time (s)</text:p>
            </chart:title>
            <chart:grid chart:style-name="ch9" chart:class="major"/>
          </chart:axis>
          <chart:series chart:style-name="ch10" chart:values-cell-range-address="OEMMA_path.B3:OEMMA_path.B22" chart:label-cell-address="OEMMA_path.B2:OEMMA_path.B2" chart:class="chart:scatter">
            <chart:domain table:cell-range-address="OEMMA_path.A3:OEMMA_path.A22"/>
            <chart:data-point chart:repeated="20"/>
          </chart:series>
          <chart:series chart:style-name="ch11" chart:values-cell-range-address="OEMMA_path.C3:OEMMA_path.C22" chart:label-cell-address="OEMMA_path.C2:OEMMA_path.C2" chart:class="chart:scatter">
            <chart:data-point chart:repeated="20"/>
          </chart:series>
          <chart:series chart:style-name="ch12" chart:values-cell-range-address="OEMMA_path.D3:OEMMA_path.D22" chart:label-cell-address="OEMMA_path.D2:OEMMA_path.D2" chart:class="chart:scatter">
            <chart:data-point chart:repeated="20"/>
          </chart:series>
          <chart:series chart:style-name="ch13" chart:values-cell-range-address="OEMMA_path.E3:OEMMA_path.E22" chart:label-cell-address="OEMMA_path.E2:OEMMA_path.E2" chart:class="chart:scatter">
            <chart:data-point chart:repeated="20"/>
          </chart:series>
          <chart:series chart:style-name="ch14" chart:values-cell-range-address="OEMMA_path.F3:OEMMA_path.F22" chart:label-cell-address="OEMMA_path.F2:OEMMA_path.F2" chart:class="chart:scatter">
            <chart:data-point chart:repeated="20"/>
          </chart:series>
          <chart:series chart:style-name="ch15" chart:values-cell-range-address="OEMMA_path.G3:OEMMA_path.G22" chart:label-cell-address="OEMMA_path.G2:OEMMA_path.G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path.B2:OEMMA_path.B2</svg:desc>
                </draw:g>
              </table:table-cell>
              <table:table-cell office:value-type="string">
                <text:p>mzML</text:p>
                <draw:g>
                  <svg:desc>OEMMA_path.C2:OEMMA_path.C2</svg:desc>
                </draw:g>
              </table:table-cell>
              <table:table-cell office:value-type="string">
                <text:p>mzDB</text:p>
                <draw:g>
                  <svg:desc>OEMMA_path.D2:OEMMA_path.D2</svg:desc>
                </draw:g>
              </table:table-cell>
              <table:table-cell office:value-type="string">
                <text:p>mzTree</text:p>
                <draw:g>
                  <svg:desc>OEMMA_path.E2:OEMMA_path.E2</svg:desc>
                </draw:g>
              </table:table-cell>
              <table:table-cell office:value-type="string">
                <text:p>mzTree-batched</text:p>
                <draw:g>
                  <svg:desc>OEMMA_path.F2:OEMMA_path.F2</svg:desc>
                </draw:g>
              </table:table-cell>
              <table:table-cell office:value-type="string">
                <text:p>mzTree-summ</text:p>
                <draw:g>
                  <svg:desc>OEMMA_path.G2:OEMMA_path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252423">
                <text:p>120252423</text:p>
                <draw:g>
                  <svg:desc>OEMMA_path.A3:OEMMA_path.A22</svg:desc>
                </draw:g>
              </table:table-cell>
              <table:table-cell office:value-type="float" office:value="211.732953252038">
                <text:p>211.732953252038</text:p>
                <draw:g>
                  <svg:desc>OEMMA_path.B3:OEMMA_path.B22</svg:desc>
                </draw:g>
              </table:table-cell>
              <table:table-cell office:value-type="float" office:value="365.368536769995">
                <text:p>365.368536769995</text:p>
                <draw:g>
                  <svg:desc>OEMMA_path.C3:OEMMA_path.C22</svg:desc>
                </draw:g>
              </table:table-cell>
              <table:table-cell office:value-type="float" office:value="45.6190267359198">
                <text:p>45.6190267359198</text:p>
                <draw:g>
                  <svg:desc>OEMMA_path.D3:OEMMA_path.D22</svg:desc>
                </draw:g>
              </table:table-cell>
              <table:table-cell office:value-type="float" office:value="190.752">
                <text:p>190.752</text:p>
                <draw:g>
                  <svg:desc>OEMMA_path.E3:OEMMA_path.E22</svg:desc>
                </draw:g>
              </table:table-cell>
              <table:table-cell office:value-type="float" office:value="23.24">
                <text:p>23.24</text:p>
                <draw:g>
                  <svg:desc>OEMMA_path.F3:OEMMA_path.F22</svg:desc>
                </draw:g>
              </table:table-cell>
              <table:table-cell office:value-type="float" office:value="2.026">
                <text:p>2.026</text:p>
                <draw:g>
                  <svg:desc>OEMMA_path.G3:OEMMA_path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713669">
                <text:p>48713669</text:p>
              </table:table-cell>
              <table:table-cell office:value-type="float" office:value="209.479139852992">
                <text:p>209.479139852992</text:p>
              </table:table-cell>
              <table:table-cell office:value-type="float" office:value="360.820531310048">
                <text:p>360.820531310048</text:p>
              </table:table-cell>
              <table:table-cell office:value-type="float" office:value="45.3029454169009">
                <text:p>45.3029454169009</text:p>
              </table:table-cell>
              <table:table-cell office:value-type="float" office:value="86.885">
                <text:p>86.885</text:p>
              </table:table-cell>
              <table:table-cell office:value-type="float" office:value="11.875">
                <text:p>11.875</text:p>
              </table:table-cell>
              <table:table-cell office:value-type="float" office:value="3.406">
                <text:p>3.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974246">
                <text:p>144974246</text:p>
              </table:table-cell>
              <table:table-cell office:value-type="float" office:value="211.304558186981">
                <text:p>211.304558186981</text:p>
              </table:table-cell>
              <table:table-cell office:value-type="float" office:value="363.093267856981">
                <text:p>363.093267856981</text:p>
              </table:table-cell>
              <table:table-cell office:value-type="float" office:value="43.2742174100422">
                <text:p>43.2742174100422</text:p>
              </table:table-cell>
              <table:table-cell office:value-type="float" office:value="243.717">
                <text:p>243.717</text:p>
              </table:table-cell>
              <table:table-cell office:value-type="float" office:value="29.056">
                <text:p>29.056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907047">
                <text:p>51907047</text:p>
              </table:table-cell>
              <table:table-cell office:value-type="float" office:value="213.71781864592">
                <text:p>213.71781864592</text:p>
              </table:table-cell>
              <table:table-cell office:value-type="float" office:value="366.351890809034">
                <text:p>366.351890809034</text:p>
              </table:table-cell>
              <table:table-cell office:value-type="float" office:value="45.5106264459755">
                <text:p>45.5106264459755</text:p>
              </table:table-cell>
              <table:table-cell office:value-type="float" office:value="94.362">
                <text:p>94.362</text:p>
              </table:table-cell>
              <table:table-cell office:value-type="float" office:value="11.761">
                <text:p>11.761</text:p>
              </table:table-cell>
              <table:table-cell office:value-type="float" office:value="3.971">
                <text:p>3.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176575">
                <text:p>347176575</text:p>
              </table:table-cell>
              <table:table-cell office:value-type="float" office:value="215.614059707979">
                <text:p>215.614059707979</text:p>
              </table:table-cell>
              <table:table-cell office:value-type="float" office:value="371.060336263166">
                <text:p>371.060336263166</text:p>
              </table:table-cell>
              <table:table-cell office:value-type="float" office:value="46.917307337033">
                <text:p>46.917307337033</text:p>
              </table:table-cell>
              <table:table-cell office:value-type="float" office:value="577.039">
                <text:p>577.039</text:p>
              </table:table-cell>
              <table:table-cell office:value-type="float" office:value="74.949">
                <text:p>74.949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489439">
                <text:p>159489439</text:p>
              </table:table-cell>
              <table:table-cell office:value-type="float" office:value="208.512188962035">
                <text:p>208.512188962035</text:p>
              </table:table-cell>
              <table:table-cell office:value-type="float" office:value="361.680031196971">
                <text:p>361.680031196971</text:p>
              </table:table-cell>
              <table:table-cell office:value-type="float" office:value="44.0713471319905">
                <text:p>44.0713471319905</text:p>
              </table:table-cell>
              <table:table-cell office:value-type="float" office:value="237.801">
                <text:p>237.801</text:p>
              </table:table-cell>
              <table:table-cell office:value-type="float" office:value="33.851">
                <text:p>33.851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695170">
                <text:p>262695170</text:p>
              </table:table-cell>
              <table:table-cell office:value-type="float" office:value="217.717112361002">
                <text:p>217.717112361002</text:p>
              </table:table-cell>
              <table:table-cell office:value-type="float" office:value="370.603138253966">
                <text:p>370.603138253966</text:p>
              </table:table-cell>
              <table:table-cell office:value-type="float" office:value="49.8348299609934">
                <text:p>49.8348299609934</text:p>
              </table:table-cell>
              <table:table-cell office:value-type="float" office:value="443.322">
                <text:p>443.322</text:p>
              </table:table-cell>
              <table:table-cell office:value-type="float" office:value="66.74">
                <text:p>66.74</text:p>
              </table:table-cell>
              <table:table-cell office:value-type="float" office:value="2.273">
                <text:p>2.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376491">
                <text:p>142376491</text:p>
              </table:table-cell>
              <table:table-cell office:value-type="float" office:value="231.069229725035">
                <text:p>231.069229725035</text:p>
              </table:table-cell>
              <table:table-cell office:value-type="float" office:value="384.27025520608">
                <text:p>384.27025520608</text:p>
              </table:table-cell>
              <table:table-cell office:value-type="float" office:value="57.186864397052">
                <text:p>57.186864397052</text:p>
              </table:table-cell>
              <table:table-cell office:value-type="float" office:value="238.012">
                <text:p>238.012</text:p>
              </table:table-cell>
              <table:table-cell office:value-type="float" office:value="33.754">
                <text:p>33.754</text:p>
              </table:table-cell>
              <table:table-cell office:value-type="float" office:value="2.981">
                <text:p>2.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10501">
                <text:p>99910501</text:p>
              </table:table-cell>
              <table:table-cell office:value-type="float" office:value="211.761468508019">
                <text:p>211.761468508019</text:p>
              </table:table-cell>
              <table:table-cell office:value-type="float" office:value="367.189978470036">
                <text:p>367.189978470036</text:p>
              </table:table-cell>
              <table:table-cell office:value-type="float" office:value="45.595740246994">
                <text:p>45.595740246994</text:p>
              </table:table-cell>
              <table:table-cell office:value-type="float" office:value="168.607">
                <text:p>168.607</text:p>
              </table:table-cell>
              <table:table-cell office:value-type="float" office:value="18.177">
                <text:p>18.177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017550">
                <text:p>69017550</text:p>
              </table:table-cell>
              <table:table-cell office:value-type="float" office:value="204.255556360004">
                <text:p>204.255556360004</text:p>
              </table:table-cell>
              <table:table-cell office:value-type="float" office:value="356.761521735025">
                <text:p>356.761521735025</text:p>
              </table:table-cell>
              <table:table-cell office:value-type="float" office:value="41.9448609100364">
                <text:p>41.9448609100364</text:p>
              </table:table-cell>
              <table:table-cell office:value-type="float" office:value="107.351">
                <text:p>107.351</text:p>
              </table:table-cell>
              <table:table-cell office:value-type="float" office:value="13.323">
                <text:p>13.323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18820">
                <text:p>26218820</text:p>
              </table:table-cell>
              <table:table-cell office:value-type="float" office:value="201.720135538009">
                <text:p>201.720135538009</text:p>
              </table:table-cell>
              <table:table-cell office:value-type="float" office:value="352.102601464037">
                <text:p>352.102601464037</text:p>
              </table:table-cell>
              <table:table-cell office:value-type="float" office:value="40.2410513419891">
                <text:p>40.2410513419891</text:p>
              </table:table-cell>
              <table:table-cell office:value-type="float" office:value="51.636">
                <text:p>51.636</text:p>
              </table:table-cell>
              <table:table-cell office:value-type="float" office:value="5.548">
                <text:p>5.548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726109">
                <text:p>216726109</text:p>
              </table:table-cell>
              <table:table-cell office:value-type="float" office:value="223.714919944934">
                <text:p>223.714919944934</text:p>
              </table:table-cell>
              <table:table-cell office:value-type="float" office:value="385.145930634084">
                <text:p>385.145930634084</text:p>
              </table:table-cell>
              <table:table-cell office:value-type="float" office:value="52.4050195649179">
                <text:p>52.4050195649179</text:p>
              </table:table-cell>
              <table:table-cell office:value-type="float" office:value="366.64">
                <text:p>366.64</text:p>
              </table:table-cell>
              <table:table-cell office:value-type="float" office:value="46.987">
                <text:p>46.987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070975">
                <text:p>87070975</text:p>
              </table:table-cell>
              <table:table-cell office:value-type="float" office:value="211.144640180995">
                <text:p>211.144640180995</text:p>
              </table:table-cell>
              <table:table-cell office:value-type="float" office:value="365.339817696964">
                <text:p>365.339817696964</text:p>
              </table:table-cell>
              <table:table-cell office:value-type="float" office:value="45.6206539290433">
                <text:p>45.6206539290433</text:p>
              </table:table-cell>
              <table:table-cell office:value-type="float" office:value="146.479">
                <text:p>146.479</text:p>
              </table:table-cell>
              <table:table-cell office:value-type="float" office:value="17.759">
                <text:p>17.759</text:p>
              </table:table-cell>
              <table:table-cell office:value-type="float" office:value="2.349">
                <text:p>2.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1811633">
                <text:p>641811633</text:p>
              </table:table-cell>
              <table:table-cell office:value-type="float" office:value="286.895233814022">
                <text:p>286.895233814022</text:p>
              </table:table-cell>
              <table:table-cell office:value-type="float" office:value="454.522264824103">
                <text:p>454.522264824103</text:p>
              </table:table-cell>
              <table:table-cell office:value-type="float" office:value="83.854534379876">
                <text:p>83.854534379876</text:p>
              </table:table-cell>
              <table:table-cell office:value-type="float" office:value="1166.436">
                <text:p>1166.436</text:p>
              </table:table-cell>
              <table:table-cell office:value-type="float" office:value="191.395">
                <text:p>191.39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378282">
                <text:p>88378282</text:p>
              </table:table-cell>
              <table:table-cell office:value-type="float" office:value="205.047228548035">
                <text:p>205.047228548035</text:p>
              </table:table-cell>
              <table:table-cell office:value-type="float" office:value="358.926636057062">
                <text:p>358.926636057062</text:p>
              </table:table-cell>
              <table:table-cell office:value-type="float" office:value="41.9780598030338">
                <text:p>41.9780598030338</text:p>
              </table:table-cell>
              <table:table-cell office:value-type="float" office:value="145.669">
                <text:p>145.669</text:p>
              </table:table-cell>
              <table:table-cell office:value-type="float" office:value="19.338">
                <text:p>19.338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500868">
                <text:p>455500868</text:p>
              </table:table-cell>
              <table:table-cell office:value-type="float" office:value="225.677057234949">
                <text:p>225.677057234949</text:p>
              </table:table-cell>
              <table:table-cell office:value-type="float" office:value="382.634490772922">
                <text:p>382.634490772922</text:p>
              </table:table-cell>
              <table:table-cell office:value-type="float" office:value="53.1663083179155">
                <text:p>53.1663083179155</text:p>
              </table:table-cell>
              <table:table-cell office:value-type="float" office:value="799.38">
                <text:p>799.38</text:p>
              </table:table-cell>
              <table:table-cell office:value-type="float" office:value="86.974">
                <text:p>86.974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680050">
                <text:p>79680050</text:p>
              </table:table-cell>
              <table:table-cell office:value-type="float" office:value="216.604500021">
                <text:p>216.604500021</text:p>
              </table:table-cell>
              <table:table-cell office:value-type="float" office:value="370.47140734001">
                <text:p>370.47140734001</text:p>
              </table:table-cell>
              <table:table-cell office:value-type="float" office:value="47.5712369130488">
                <text:p>47.5712369130488</text:p>
              </table:table-cell>
              <table:table-cell office:value-type="float" office:value="127.919">
                <text:p>127.919</text:p>
              </table:table-cell>
              <table:table-cell office:value-type="float" office:value="14.442">
                <text:p>14.442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590806">
                <text:p>271590806</text:p>
              </table:table-cell>
              <table:table-cell office:value-type="float" office:value="210.312684502918">
                <text:p>210.312684502918</text:p>
              </table:table-cell>
              <table:table-cell office:value-type="float" office:value="362.415527611069">
                <text:p>362.415527611069</text:p>
              </table:table-cell>
              <table:table-cell office:value-type="float" office:value="44.4245857080241">
                <text:p>44.4245857080241</text:p>
              </table:table-cell>
              <table:table-cell office:value-type="float" office:value="442.746">
                <text:p>442.746</text:p>
              </table:table-cell>
              <table:table-cell office:value-type="float" office:value="49.921">
                <text:p>49.921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80878">
                <text:p>41780878</text:p>
              </table:table-cell>
              <table:table-cell office:value-type="float" office:value="215.146070145041">
                <text:p>215.146070145041</text:p>
              </table:table-cell>
              <table:table-cell office:value-type="float" office:value="364.363602322032">
                <text:p>364.363602322032</text:p>
              </table:table-cell>
              <table:table-cell office:value-type="float" office:value="46.9163946689077">
                <text:p>46.9163946689077</text:p>
              </table:table-cell>
              <table:table-cell office:value-type="float" office:value="81.393">
                <text:p>81.393</text:p>
              </table:table-cell>
              <table:table-cell office:value-type="float" office:value="10.036">
                <text:p>10.0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00952">
                <text:p>23300952</text:p>
              </table:table-cell>
              <table:table-cell office:value-type="float" office:value="208.411560499924">
                <text:p>208.411560499924</text:p>
              </table:table-cell>
              <table:table-cell office:value-type="float" office:value="358.871566239002">
                <text:p>358.871566239002</text:p>
              </table:table-cell>
              <table:table-cell office:value-type="float" office:value="44.2815230839769">
                <text:p>44.2815230839769</text:p>
              </table:table-cell>
              <table:table-cell office:value-type="float" office:value="49.419">
                <text:p>49.419</text:p>
              </table:table-cell>
              <table:table-cell office:value-type="float" office:value="6.885">
                <text:p>6.885</text:p>
              </table:table-cell>
              <table:table-cell office:value-type="float" office:value="3.705">
                <text:p>3.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